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>
          <mrow>
            <mi>P</mi>
            <mrow>
              <mrow>
                <mo fence="true" stretchy="false">(</mo>
                <mrow>
                  <mrow>
                    <msub>
                      <mi>M</mi>
                      <mi>i</mi>
                    </msub>
                    <mo stretchy="false">∣</mo>
                    <mstyle mathvariant="monospace">
                      <mtext>D</mtext>
                    </mstyle>
                  </mrow>
                </mrow>
                <mo fence="true" stretchy="false">)</mo>
              </mrow>
              <mo stretchy="false">=</mo>
              <mfrac>
                <mrow>
                  <mi>P</mi>
                  <mrow>
                    <mo fence="true" stretchy="false">(</mo>
                    <mrow>
                      <mrow>
                        <mstyle mathvariant="monospace">
                          <mtext>D</mtext>
                        </mstyle>
                        <mo stretchy="false">∣</mo>
                        <msub>
                          <mi>M</mi>
                          <mi>i</mi>
                        </msub>
                      </mrow>
                    </mrow>
                    <mo fence="true" stretchy="false">)</mo>
                  </mrow>
                  <mi>P</mi>
                  <mrow>
                    <mo fence="true" stretchy="false">(</mo>
                    <mrow>
                      <msub>
                        <mi>M</mi>
                        <mi>i</mi>
                      </msub>
                    </mrow>
                    <mo fence="true" stretchy="false">)</mo>
                  </mrow>
                </mrow>
                <mrow>
                  <mi>P</mi>
                  <mrow>
                    <mo fence="true" stretchy="false">(</mo>
                    <mrow>
                      <mstyle mathvariant="monospace">
                        <mtext>D</mtext>
                      </mstyle>
                    </mrow>
                    <mo fence="true" stretchy="false">)</mo>
                  </mrow>
                </mrow>
              </mfrac>
            </mrow>
          </mrow>
        </mtd>
      </mtr>
      <mtr>
        <mtd>
          <mrow/>
        </mtd>
      </mtr>
      <mtr>
        <mtd>
          <mrow/>
        </mtd>
      </mtr>
      <mtr>
        <mtd>
          <mrow>
            <mfrac>
              <mrow>
                <mi>P</mi>
                <mrow>
                  <mo fence="true" stretchy="false">(</mo>
                  <mrow>
                    <mrow>
                      <msub>
                        <mi>M</mi>
                        <mn>1</mn>
                      </msub>
                      <mo stretchy="false">∣</mo>
                      <mstyle mathvariant="monospace">
                        <mtext>D</mtext>
                      </mstyle>
                    </mrow>
                  </mrow>
                  <mo fence="true" stretchy="false">)</mo>
                </mrow>
              </mrow>
              <mrow>
                <mi>P</mi>
                <mrow>
                  <mo fence="true" stretchy="false">(</mo>
                  <mrow>
                    <mrow>
                      <msub>
                        <mi>M</mi>
                        <mn>2</mn>
                      </msub>
                      <mo stretchy="false">∣</mo>
                      <mstyle mathvariant="monospace">
                        <mtext>D</mtext>
                      </mstyle>
                    </mrow>
                  </mrow>
                  <mo fence="true" stretchy="false">)</mo>
                </mrow>
              </mrow>
            </mfrac>
            <mo stretchy="false">=</mo>
            <mrow>
              <mfrac>
                <mrow>
                  <mi>P</mi>
                  <mrow>
                    <mo fence="true" stretchy="false">(</mo>
                    <mrow>
                      <mrow>
                        <mstyle mathvariant="monospace">
                          <mtext>D</mtext>
                        </mstyle>
                        <mo stretchy="false">∣</mo>
                        <msub>
                          <mi>M</mi>
                          <mn>1</mn>
                        </msub>
                      </mrow>
                    </mrow>
                    <mo fence="true" stretchy="false">)</mo>
                  </mrow>
                </mrow>
                <mrow>
                  <mi>P</mi>
                  <mrow>
                    <mo fence="true" stretchy="false">(</mo>
                    <mrow>
                      <mrow>
                        <mstyle mathvariant="monospace">
                          <mtext>D</mtext>
                        </mstyle>
                        <mo stretchy="false">∣</mo>
                        <msub>
                          <mi>M</mi>
                          <mn>2</mn>
                        </msub>
                      </mrow>
                    </mrow>
                    <mo fence="true" stretchy="false">)</mo>
                  </mrow>
                </mrow>
              </mfrac>
              <mo stretchy="false">⋅</mo>
              <mfrac>
                <mrow>
                  <mi>P</mi>
                  <mrow>
                    <mo fence="true" stretchy="false">(</mo>
                    <mrow>
                      <msub>
                        <mi>M</mi>
                        <mn>1</mn>
                      </msub>
                    </mrow>
                    <mo fence="true" stretchy="false">)</mo>
                  </mrow>
                </mrow>
                <mrow>
                  <mi>P</mi>
                  <mrow>
                    <mo fence="true" stretchy="false">(</mo>
                    <mrow>
                      <msub>
                        <mi>M</mi>
                        <mn>2</mn>
                      </msub>
                    </mrow>
                    <mo fence="true" stretchy="false">)</mo>
                  </mrow>
                </mrow>
              </mfrac>
            </mrow>
            <mo stretchy="false">≡</mo>
            <mrow>
              <mfrac>
                <msub>
                  <mi>Z</mi>
                  <mn>1</mn>
                </msub>
                <msub>
                  <mi>Z</mi>
                  <mn>2</mn>
                </msub>
              </mfrac>
              <mo stretchy="false">⋅</mo>
              <mfrac>
                <mrow>
                  <mi>P</mi>
                  <mrow>
                    <mo fence="true" stretchy="false">(</mo>
                    <mrow>
                      <msub>
                        <mi>M</mi>
                        <mn>1</mn>
                      </msub>
                    </mrow>
                    <mo fence="true" stretchy="false">)</mo>
                  </mrow>
                </mrow>
                <mrow>
                  <mi>P</mi>
                  <mrow>
                    <mo fence="true" stretchy="false">(</mo>
                    <mrow>
                      <msub>
                        <mi>M</mi>
                        <mn>2</mn>
                      </msub>
                    </mrow>
                    <mo fence="true" stretchy="false">)</mo>
                  </mrow>
                </mrow>
              </mfrac>
            </mrow>
          </mrow>
        </mtd>
      </mtr>
    </mtable>
    <annotation encoding="StarMath 5.0">P(M_i divides {font fixed "D"}) = {P({font fixed "D"} divides M_i) P( M_i )} over {  P( {font fixed "D"} ) }
newline
newline
newline
{P(M_1 divides {font fixed "D"})} over {P(M_2 divides {font fixed "D"})} = {P({font fixed "D"} divides M_1) } over { P({font fixed "D"} divides M_2)  } cdot  {{P( M_1 )} over {  P( M_2 ) } } equiv {Z_1 over Z_2 } cdot {{P( M_1 )} over {  P( M_2 ) } 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1T21:23:55.081640221</meta:creation-date>
    <meta:generator>LibreOffice/4.2.7.2$Linux_X86_64 LibreOffice_project/420m0$Build-2</meta:generator>
  </office:meta>
</office:document-meta>
</file>